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3.856cm"/>
    </style:style>
    <style:style style:name="co6" style:family="table-column">
      <style:table-column-properties fo:break-before="auto" style:column-width="2.103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6.493cm"/>
    </style:style>
    <style:style style:name="co10" style:family="table-column">
      <style:table-column-properties fo:break-before="auto" style:column-width="8.324cm"/>
    </style:style>
    <style:style style:name="co11" style:family="table-column">
      <style:table-column-properties fo:break-before="auto" style:column-width="2.164cm"/>
    </style:style>
    <style:style style:name="co12" style:family="table-column">
      <style:table-column-properties fo:break-before="auto" style:column-width="3.41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2.33cm"/>
    </style:style>
    <style:style style:name="co16" style:family="table-column">
      <style:table-column-properties fo:break-before="auto" style:column-width="8.797cm"/>
    </style:style>
    <style:style style:name="co17" style:family="table-column">
      <style:table-column-properties fo:break-before="auto" style:column-width="7.908cm"/>
    </style:style>
    <style:style style:name="co18" style:family="table-column">
      <style:table-column-properties fo:break-before="auto" style:column-width="1.831cm"/>
    </style:style>
    <style:style style:name="co19" style:family="table-column">
      <style:table-column-properties fo:break-before="auto" style:column-width="2.635cm"/>
    </style:style>
    <style:style style:name="co20" style:family="table-column">
      <style:table-column-properties fo:break-before="auto" style:column-width="3.995cm"/>
    </style:style>
    <style:style style:name="co21" style:family="table-column">
      <style:table-column-properties fo:break-before="auto" style:column-width="5.133cm"/>
    </style:style>
    <style:style style:name="co22" style:family="table-column">
      <style:table-column-properties fo:break-before="auto" style:column-width="5.4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orders_5f_28022018">
      <style:table-properties table:display="true" style:writing-mode="lr-tb"/>
    </style:style>
    <number:date-style style:name="N8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8036"/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ff99ff"/>
    </style:style>
    <style:style style:name="ce4" style:family="table-cell" style:parent-style-name="Default">
      <style:text-properties fo:color="#111111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ffff99"/>
      <style:text-properties fo:color="#111111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111111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111111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f497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ders_2802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3"/>
        <table:table-column table:style-name="co10" table:default-cell-style-name="ce6"/>
        <table:table-column table:style-name="co11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ce2"/>
        <table:table-column table:style-name="co15" table:default-cell-style-name="ce3"/>
        <table:table-column table:style-name="co16" table:default-cell-style-name="ce6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994" table:default-cell-style-name="Default"/>
        <table:table-row table:style-name="ro1">
          <table:table-cell office:value-type="string">
            <text:p>id_order</text:p>
          </table:table-cell>
          <table:table-cell office:value-type="string">
            <text:p>id_order_line</text:p>
          </table:table-cell>
          <table:table-cell office:value-type="string">
            <text:p>date_purchased</text:p>
          </table:table-cell>
          <table:table-cell table:style-name="Default" office:value-type="string">
            <text:p>customer_lastname</text:p>
          </table:table-cell>
          <table:table-cell table:style-name="Default" office:value-type="string">
            <text:p>customer_firstname</text:p>
          </table:table-cell>
          <table:table-cell office:value-type="string">
            <text:p>customer_email</text:p>
          </table:table-cell>
          <table:table-cell office:value-type="string">
            <text:p>customer_phone_number</text:p>
          </table:table-cell>
          <table:table-cell table:style-name="Default" office:value-type="string">
            <text:p>address_delivery_lastname</text:p>
          </table:table-cell>
          <table:table-cell table:style-name="Default" office:value-type="string">
            <text:p>address_delivery_firstname</text:p>
          </table:table-cell>
          <table:table-cell table:style-name="ce5" office:value-type="string">
            <text:p>address_delivery_address1</text:p>
          </table:table-cell>
          <table:table-cell office:value-type="string">
            <text:p>address_delivery_address2</text:p>
          </table:table-cell>
          <table:table-cell office:value-type="string">
            <text:p>address_delivery_addrese3</text:p>
          </table:table-cell>
          <table:table-cell office:value-type="string">
            <text:p>address_delivery_postalcode</text:p>
          </table:table-cell>
          <table:table-cell office:value-type="string">
            <text:p>address_delivery_city</text:p>
          </table:table-cell>
          <table:table-cell office:value-type="string">
            <text:p>address_delivery_country</text:p>
          </table:table-cell>
          <table:table-cell office:value-type="string">
            <text:p>address_delivery_country_iso</text:p>
          </table:table-cell>
          <table:table-cell table:style-name="Default" office:value-type="string">
            <text:p>address_invoice_lastname</text:p>
          </table:table-cell>
          <table:table-cell table:style-name="Default" office:value-type="string">
            <text:p>address_invoice_firstname</text:p>
          </table:table-cell>
          <table:table-cell table:style-name="ce5" office:value-type="string">
            <text:p>address_invoice_address1</text:p>
          </table:table-cell>
          <table:table-cell office:value-type="string">
            <text:p>address_invoice_address2</text:p>
          </table:table-cell>
          <table:table-cell office:value-type="string">
            <text:p>address_invoice_addrese3</text:p>
          </table:table-cell>
          <table:table-cell office:value-type="string">
            <text:p>address_invoice_postalcode</text:p>
          </table:table-cell>
          <table:table-cell office:value-type="string">
            <text:p>address_invoice_city</text:p>
          </table:table-cell>
          <table:table-cell office:value-type="string">
            <text:p>address_invoice_country</text:p>
          </table:table-cell>
          <table:table-cell office:value-type="string">
            <text:p>address_invoice_country_iso</text:p>
          </table:table-cell>
          <table:table-cell office:value-type="string">
            <text:p>shipping_name</text:p>
          </table:table-cell>
          <table:table-cell office:value-type="string">
            <text:p>comment</text:p>
          </table:table-cell>
          <table:table-cell office:value-type="string">
            <text:p>product_ean</text:p>
          </table:table-cell>
          <table:table-cell office:value-type="string">
            <text:p>product_reference</text:p>
          </table:table-cell>
          <table:table-cell office:value-type="string">
            <text:p>product_name</text:p>
          </table:table-cell>
          <table:table-cell office:value-type="string">
            <text:p>size</text:p>
          </table:table-cell>
          <table:table-cell office:value-type="string">
            <text:p>color</text:p>
          </table:table-cell>
          <table:table-cell office:value-type="string">
            <text:p>quantity</text:p>
          </table:table-cell>
          <table:table-cell office:value-type="string">
            <text:p>preview_url</text:p>
          </table:table-cell>
          <table:table-cell office:value-type="string">
            <text:p>hd_url</text:p>
          </table:table-cell>
          <table:table-cell office:value-type="string">
            <text:p>data</text:p>
          </table:table-cell>
          <table:table-cell table:number-columns-repeated="988"/>
        </table:table-row>
        <table:table-row table:style-name="ro2">
          <table:table-cell office:value-type="string">
            <text:p>408-1211540-7468319</text:p>
          </table:table-cell>
          <table:table-cell office:value-type="float" office:value="1">
            <text:p>1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Roux</text:p>
          </table:table-cell>
          <table:table-cell office:value-type="string">
            <text:p>Béatrice</text:p>
          </table:table-cell>
          <table:table-cell/>
          <table:table-cell office:value-type="float" office:value="614453229">
            <text:p>614453229</text:p>
          </table:table-cell>
          <table:table-cell office:value-type="string">
            <text:p>Roux</text:p>
          </table:table-cell>
          <table:table-cell office:value-type="string">
            <text:p>Béatrice</text:p>
          </table:table-cell>
          <table:table-cell office:value-type="string">
            <text:p>23 chemin du Lannic</text:p>
          </table:table-cell>
          <table:table-cell table:number-columns-repeated="2"/>
          <table:table-cell office:value-type="float" office:value="56610">
            <text:p>56610</text:p>
          </table:table-cell>
          <table:table-cell office:value-type="string">
            <text:p>Arradon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Roux</text:p>
          </table:table-cell>
          <table:table-cell office:value-type="string">
            <text:p>Béatrice</text:p>
          </table:table-cell>
          <table:table-cell office:value-type="string">
            <text:p>23 chemin du Lannic</text:p>
          </table:table-cell>
          <table:table-cell table:number-columns-repeated="2"/>
          <table:table-cell office:value-type="float" office:value="56610">
            <text:p>56610</text:p>
          </table:table-cell>
          <table:table-cell office:value-type="string">
            <text:p>Arradon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65687">
            <text:p>3663457065687</text:p>
          </table:table-cell>
          <table:table-cell office:value-type="string">
            <text:p>Bague femme Médaille Charm's</text:p>
          </table:table-cell>
          <table:table-cell office:value-type="float" office:value="60">
            <text:p>6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1" office:value-type="string">
            <text:p>{"customization":[{"Face":"recto","Textes":[{"Police":"Roboto","Texte":"Amour"},{"Police":"Roboto","Texte":"Infini"}]}]}</text:p>
          </table:table-cell>
          <table:table-cell table:style-name="ce12"/>
          <table:table-cell table:number-columns-repeated="987"/>
        </table:table-row>
        <table:table-row table:style-name="ro2">
          <table:table-cell office:value-type="string">
            <text:p>403-1054944-7991548</text:p>
          </table:table-cell>
          <table:table-cell office:value-type="float" office:value="2">
            <text:p>2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breton</text:p>
          </table:table-cell>
          <table:table-cell office:value-type="string">
            <text:p>nadège</text:p>
          </table:table-cell>
          <table:table-cell/>
          <table:table-cell office:value-type="float" office:value="650004970">
            <text:p>650004970</text:p>
          </table:table-cell>
          <table:table-cell office:value-type="string">
            <text:p>breton</text:p>
          </table:table-cell>
          <table:table-cell office:value-type="string">
            <text:p>nadège</text:p>
          </table:table-cell>
          <table:table-cell office:value-type="string">
            <text:p>350 avenue des clairettes</text:p>
          </table:table-cell>
          <table:table-cell table:number-columns-repeated="2"/>
          <table:table-cell office:value-type="float" office:value="83700">
            <text:p>83700</text:p>
          </table:table-cell>
          <table:table-cell office:value-type="string">
            <text:p>St Raphael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breton</text:p>
          </table:table-cell>
          <table:table-cell office:value-type="string">
            <text:p>nadège</text:p>
          </table:table-cell>
          <table:table-cell office:value-type="string">
            <text:p>350 avenue des clairettes</text:p>
          </table:table-cell>
          <table:table-cell table:number-columns-repeated="2"/>
          <table:table-cell office:value-type="float" office:value="83700">
            <text:p>83700</text:p>
          </table:table-cell>
          <table:table-cell office:value-type="string">
            <text:p>St Raphael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65687">
            <text:p>3663457065687</text:p>
          </table:table-cell>
          <table:table-cell office:value-type="string">
            <text:p>Bague femme Médaille Charm's</text:p>
          </table:table-cell>
          <table:table-cell office:value-type="float" office:value="52">
            <text:p>5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{"customization":[{"Face":"recto","Textes":[{"Police":"Pinyon Script","Texte":"Carpe Diem"}]}]}</text:p>
          </table:table-cell>
          <table:table-cell table:style-name="ce13"/>
          <table:table-cell table:number-columns-repeated="987"/>
        </table:table-row>
        <table:table-row table:style-name="ro1">
          <table:table-cell office:value-type="string">
            <text:p>405-4682004-3083546</text:p>
          </table:table-cell>
          <table:table-cell office:value-type="float" office:value="3">
            <text:p>3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Papini </text:p>
          </table:table-cell>
          <table:table-cell office:value-type="string">
            <text:p>Florence</text:p>
          </table:table-cell>
          <table:table-cell/>
          <table:table-cell office:value-type="float" office:value="642385912">
            <text:p>642385912</text:p>
          </table:table-cell>
          <table:table-cell office:value-type="string">
            <text:p>Papini </text:p>
          </table:table-cell>
          <table:table-cell office:value-type="string">
            <text:p>Florence</text:p>
          </table:table-cell>
          <table:table-cell office:value-type="string">
            <text:p>683 avenue du Marechal de lattre de tassigny</text:p>
          </table:table-cell>
          <table:table-cell office:value-type="string">
            <text:p>Hair sud creation</text:p>
          </table:table-cell>
          <table:table-cell/>
          <table:table-cell office:value-type="float" office:value="83130">
            <text:p>83130</text:p>
          </table:table-cell>
          <table:table-cell office:value-type="string">
            <text:p>La Garde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Papini </text:p>
          </table:table-cell>
          <table:table-cell office:value-type="string">
            <text:p>Florence</text:p>
          </table:table-cell>
          <table:table-cell office:value-type="string">
            <text:p>683 avenue du Marechal de lattre de tassigny</text:p>
          </table:table-cell>
          <table:table-cell office:value-type="string">
            <text:p>Hair sud creation</text:p>
          </table:table-cell>
          <table:table-cell/>
          <table:table-cell office:value-type="float" office:value="83130">
            <text:p>83130</text:p>
          </table:table-cell>
          <table:table-cell office:value-type="string">
            <text:p>La Garde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67612">
            <text:p>3663457067612</text:p>
          </table:table-cell>
          <table:table-cell office:value-type="string">
            <text:p>Bague Plume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table:number-columns-repeated="991"/>
        </table:table-row>
        <table:table-row table:style-name="ro1">
          <table:table-cell office:value-type="string">
            <text:p>402-9864401-1186708</text:p>
          </table:table-cell>
          <table:table-cell office:value-type="float" office:value="4">
            <text:p>4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poujol </text:p>
          </table:table-cell>
          <table:table-cell office:value-type="string">
            <text:p>nathalie</text:p>
          </table:table-cell>
          <table:table-cell/>
          <table:table-cell office:value-type="float" office:value="684721708">
            <text:p>684721708</text:p>
          </table:table-cell>
          <table:table-cell office:value-type="string">
            <text:p>poujol </text:p>
          </table:table-cell>
          <table:table-cell office:value-type="string">
            <text:p>nathalie</text:p>
          </table:table-cell>
          <table:table-cell office:value-type="string">
            <text:p>pebreou</text:p>
          </table:table-cell>
          <table:table-cell table:number-columns-repeated="2"/>
          <table:table-cell office:value-type="float" office:value="81120">
            <text:p>81120</text:p>
          </table:table-cell>
          <table:table-cell office:value-type="string">
            <text:p>st lieux lafenasse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poujol </text:p>
          </table:table-cell>
          <table:table-cell office:value-type="string">
            <text:p>nathalie</text:p>
          </table:table-cell>
          <table:table-cell office:value-type="string">
            <text:p>pebreou</text:p>
          </table:table-cell>
          <table:table-cell table:number-columns-repeated="2"/>
          <table:table-cell office:value-type="float" office:value="81120">
            <text:p>81120</text:p>
          </table:table-cell>
          <table:table-cell office:value-type="string">
            <text:p>st lieux lafenasse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65687">
            <text:p>3663457065687</text:p>
          </table:table-cell>
          <table:table-cell office:value-type="string">
            <text:p>Bague femme Médaille Charm's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{"customization":[{"Face":"recto","Textes":[{"Police":"Pinyon Script","Texte":"Lylou"}]}]}</text:p>
          </table:table-cell>
          <table:table-cell table:number-columns-repeated="988"/>
        </table:table-row>
        <table:table-row table:style-name="ro2">
          <table:table-cell office:value-type="string">
            <text:p>402-6750858-4961942</text:p>
          </table:table-cell>
          <table:table-cell office:value-type="float" office:value="5">
            <text:p>5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Descamps</text:p>
          </table:table-cell>
          <table:table-cell office:value-type="string">
            <text:p>Célia</text:p>
          </table:table-cell>
          <table:table-cell/>
          <table:table-cell office:value-type="float" office:value="783870612">
            <text:p>783870612</text:p>
          </table:table-cell>
          <table:table-cell office:value-type="string">
            <text:p>Descamps</text:p>
          </table:table-cell>
          <table:table-cell office:value-type="string">
            <text:p>Célia</text:p>
          </table:table-cell>
          <table:table-cell office:value-type="string">
            <text:p>2 chemin des Syndics</text:p>
          </table:table-cell>
          <table:table-cell office:value-type="string">
            <text:p>Bâtiment A, appartement A108, premier étage</text:p>
          </table:table-cell>
          <table:table-cell/>
          <table:table-cell office:value-type="float" office:value="31700">
            <text:p>31700</text:p>
          </table:table-cell>
          <table:table-cell office:value-type="string">
            <text:p>Cornebarrieu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Descamps</text:p>
          </table:table-cell>
          <table:table-cell office:value-type="string">
            <text:p>Célia</text:p>
          </table:table-cell>
          <table:table-cell office:value-type="string">
            <text:p>2 chemin des Syndics</text:p>
          </table:table-cell>
          <table:table-cell office:value-type="string">
            <text:p>Bâtiment A, appartement A108, premier étage</text:p>
          </table:table-cell>
          <table:table-cell/>
          <table:table-cell office:value-type="float" office:value="31700">
            <text:p>31700</text:p>
          </table:table-cell>
          <table:table-cell office:value-type="string">
            <text:p>Cornebarrieu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65687">
            <text:p>3663457065687</text:p>
          </table:table-cell>
          <table:table-cell office:value-type="string">
            <text:p>Bague femme Médaille Charm's</text:p>
          </table:table-cell>
          <table:table-cell office:value-type="float" office:value="48">
            <text:p>4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1" office:value-type="string">
            <text:p>{"customization":[{"Face":"recto","Textes":[{"Police":"Pinyon Script","Texte":"M"},{"Police":"Pinyon Script","Texte":"02.09.2017"}]}]}</text:p>
          </table:table-cell>
          <table:table-cell table:number-columns-repeated="988"/>
        </table:table-row>
        <table:table-row table:style-name="ro1">
          <table:table-cell office:value-type="string">
            <text:p>407-8676094-2249935</text:p>
          </table:table-cell>
          <table:table-cell office:value-type="float" office:value="6">
            <text:p>6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DORAY </text:p>
          </table:table-cell>
          <table:table-cell office:value-type="string">
            <text:p>severine</text:p>
          </table:table-cell>
          <table:table-cell/>
          <table:table-cell office:value-type="float" office:value="33622014511">
            <text:p>33622014511</text:p>
          </table:table-cell>
          <table:table-cell office:value-type="string">
            <text:p>DORAY </text:p>
          </table:table-cell>
          <table:table-cell office:value-type="string">
            <text:p>severine</text:p>
          </table:table-cell>
          <table:table-cell office:value-type="string">
            <text:p>35 rue de la tourasse</text:p>
          </table:table-cell>
          <table:table-cell table:number-columns-repeated="2"/>
          <table:table-cell office:value-type="float" office:value="17620">
            <text:p>17620</text:p>
          </table:table-cell>
          <table:table-cell office:value-type="string">
            <text:p>ECHILLAIS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DORAY </text:p>
          </table:table-cell>
          <table:table-cell office:value-type="string">
            <text:p>severine</text:p>
          </table:table-cell>
          <table:table-cell office:value-type="string">
            <text:p>35 rue de la tourasse</text:p>
          </table:table-cell>
          <table:table-cell table:number-columns-repeated="2"/>
          <table:table-cell office:value-type="float" office:value="17620">
            <text:p>17620</text:p>
          </table:table-cell>
          <table:table-cell office:value-type="string">
            <text:p>ECHILLAIS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65687">
            <text:p>3663457065687</text:p>
          </table:table-cell>
          <table:table-cell office:value-type="string">
            <text:p>Bague femme Médaille Charm's</text:p>
          </table:table-cell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{"customization":[{"Face":"recto","Textes":[{"Police":"Pinyon Script","Texte":"A&amp;S"}]}]}</text:p>
          </table:table-cell>
          <table:table-cell table:number-columns-repeated="988"/>
        </table:table-row>
        <table:table-row table:style-name="ro1">
          <table:table-cell office:value-type="string">
            <text:p>405-0145423-8625127</text:p>
          </table:table-cell>
          <table:table-cell office:value-type="float" office:value="7">
            <text:p>7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Paupere</text:p>
          </table:table-cell>
          <table:table-cell office:value-type="string">
            <text:p>floriane</text:p>
          </table:table-cell>
          <table:table-cell/>
          <table:table-cell table:style-name="ce4" office:value-type="string">
            <text:p>07 85 21 67 63</text:p>
          </table:table-cell>
          <table:table-cell office:value-type="string">
            <text:p>Paupere</text:p>
          </table:table-cell>
          <table:table-cell office:value-type="string">
            <text:p>floriane</text:p>
          </table:table-cell>
          <table:table-cell office:value-type="string">
            <text:p>Rue aldona</text:p>
          </table:table-cell>
          <table:table-cell office:value-type="string">
            <text:p>Résidence Rimbaud</text:p>
          </table:table-cell>
          <table:table-cell/>
          <table:table-cell office:value-type="float" office:value="33400">
            <text:p>33400</text:p>
          </table:table-cell>
          <table:table-cell office:value-type="string">
            <text:p>Talence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Paupere</text:p>
          </table:table-cell>
          <table:table-cell office:value-type="string">
            <text:p>floriane</text:p>
          </table:table-cell>
          <table:table-cell office:value-type="string">
            <text:p>Rue aldona</text:p>
          </table:table-cell>
          <table:table-cell office:value-type="string">
            <text:p>Résidence Rimbaud</text:p>
          </table:table-cell>
          <table:table-cell/>
          <table:table-cell office:value-type="float" office:value="33400">
            <text:p>33400</text:p>
          </table:table-cell>
          <table:table-cell office:value-type="string">
            <text:p>Talence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65687">
            <text:p>3663457065687</text:p>
          </table:table-cell>
          <table:table-cell office:value-type="string">
            <text:p>Bague femme Médaille Charm's</text:p>
          </table:table-cell>
          <table:table-cell office:value-type="float" office:value="64">
            <text:p>6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{"customization":[{"Face":"recto","Textes":[{"Police":"Roboto","Texte":"PAPA"}]}]}</text:p>
          </table:table-cell>
          <table:table-cell table:number-columns-repeated="988"/>
        </table:table-row>
        <table:table-row table:style-name="ro1">
          <table:table-cell office:value-type="string">
            <text:p>405-7564431-0954726</text:p>
          </table:table-cell>
          <table:table-cell office:value-type="float" office:value="8">
            <text:p>8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Delphine</text:p>
          </table:table-cell>
          <table:table-cell office:value-type="string">
            <text:p>Pauthe</text:p>
          </table:table-cell>
          <table:table-cell/>
          <table:table-cell table:style-name="ce4" office:value-type="float" office:value="648445069">
            <text:p>648445069</text:p>
          </table:table-cell>
          <table:table-cell office:value-type="string">
            <text:p>Delphine</text:p>
          </table:table-cell>
          <table:table-cell office:value-type="string">
            <text:p>Pauthe</text:p>
          </table:table-cell>
          <table:table-cell office:value-type="string">
            <text:p>La sauze</text:p>
          </table:table-cell>
          <table:table-cell table:number-columns-repeated="2"/>
          <table:table-cell office:value-type="float" office:value="81290">
            <text:p>81290</text:p>
          </table:table-cell>
          <table:table-cell office:value-type="string">
            <text:p>Escoussens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Delphine</text:p>
          </table:table-cell>
          <table:table-cell office:value-type="string">
            <text:p>Pauthe</text:p>
          </table:table-cell>
          <table:table-cell office:value-type="string">
            <text:p>La sauze</text:p>
          </table:table-cell>
          <table:table-cell table:number-columns-repeated="2"/>
          <table:table-cell office:value-type="float" office:value="81290">
            <text:p>81290</text:p>
          </table:table-cell>
          <table:table-cell office:value-type="string">
            <text:p>Escoussens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67612">
            <text:p>3663457067612</text:p>
          </table:table-cell>
          <table:table-cell office:value-type="string">
            <text:p>Bague Plume</text:p>
          </table:table-cell>
          <table:table-cell office:value-type="float" office:value="58">
            <text:p>58</text:p>
          </table:table-cell>
          <table:table-cell/>
          <table:table-cell office:value-type="float" office:value="1">
            <text:p>1</text:p>
          </table:table-cell>
          <table:table-cell table:number-columns-repeated="991"/>
        </table:table-row>
        <table:table-row table:style-name="ro1">
          <table:table-cell office:value-type="string">
            <text:p>171-6395931-3921106</text:p>
          </table:table-cell>
          <table:table-cell office:value-type="float" office:value="9">
            <text:p>9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Arcin</text:p>
          </table:table-cell>
          <table:table-cell office:value-type="string">
            <text:p>Catherine</text:p>
          </table:table-cell>
          <table:table-cell/>
          <table:table-cell office:value-type="float" office:value="761567407">
            <text:p>761567407</text:p>
          </table:table-cell>
          <table:table-cell office:value-type="string">
            <text:p>Arcin</text:p>
          </table:table-cell>
          <table:table-cell office:value-type="string">
            <text:p>Catherine</text:p>
          </table:table-cell>
          <table:table-cell table:style-name="ce7" office:value-type="string">
            <text:p>Résidence beaujency 105 avenue Louis Barthou</text:p>
          </table:table-cell>
          <table:table-cell table:style-name="ce4" office:value-type="string">
            <text:p>Apt120</text:p>
          </table:table-cell>
          <table:table-cell/>
          <table:table-cell office:value-type="float" office:value="33200">
            <text:p>33200</text:p>
          </table:table-cell>
          <table:table-cell office:value-type="string">
            <text:p>Bordeaux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Arcin</text:p>
          </table:table-cell>
          <table:table-cell office:value-type="string">
            <text:p>Catherine</text:p>
          </table:table-cell>
          <table:table-cell table:style-name="ce7" office:value-type="string">
            <text:p>Résidence beaujency 105 avenue Louis Barthou</text:p>
          </table:table-cell>
          <table:table-cell table:style-name="ce4" office:value-type="string">
            <text:p>Apt120</text:p>
          </table:table-cell>
          <table:table-cell/>
          <table:table-cell office:value-type="float" office:value="33200">
            <text:p>33200</text:p>
          </table:table-cell>
          <table:table-cell office:value-type="string">
            <text:p>Bordeaux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72746">
            <text:p>3663457072746</text:p>
          </table:table-cell>
          <table:table-cell office:value-type="string">
            <text:p>Bague Arbre</text:p>
          </table:table-cell>
          <table:table-cell table:style-name="ce10" office:value-type="string">
            <text:p>52 au 56</text:p>
          </table:table-cell>
          <table:table-cell/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406-9862751-3453941</text:p>
          </table:table-cell>
          <table:table-cell office:value-type="float" office:value="10">
            <text:p>10</text:p>
          </table:table-cell>
          <table:table-cell table:style-name="ce1" office:value-type="date" office:date-value="2019-04-23">
            <text:p>23/04/2019</text:p>
          </table:table-cell>
          <table:table-cell office:value-type="string">
            <text:p>fregonas</text:p>
          </table:table-cell>
          <table:table-cell office:value-type="string">
            <text:p>cathy</text:p>
          </table:table-cell>
          <table:table-cell/>
          <table:table-cell table:style-name="ce4" office:value-type="float" office:value="634164389">
            <text:p>634164389</text:p>
          </table:table-cell>
          <table:table-cell office:value-type="string">
            <text:p>fregonas</text:p>
          </table:table-cell>
          <table:table-cell office:value-type="string">
            <text:p>cathy</text:p>
          </table:table-cell>
          <table:table-cell office:value-type="string">
            <text:p>96 Avenue de la Libération</text:p>
          </table:table-cell>
          <table:table-cell table:style-name="ce8" office:value-type="string">
            <text:p>logement 4</text:p>
          </table:table-cell>
          <table:table-cell/>
          <table:table-cell table:style-name="ce9" office:value-type="string">
            <text:p>33380 </text:p>
          </table:table-cell>
          <table:table-cell table:style-name="ce4" office:value-type="string">
            <text:p>BIGANOS</text:p>
          </table:table-cell>
          <table:table-cell office:value-type="string">
            <text:p>France (Métropole)</text:p>
          </table:table-cell>
          <table:table-cell/>
          <table:table-cell office:value-type="string">
            <text:p>fregonas</text:p>
          </table:table-cell>
          <table:table-cell office:value-type="string">
            <text:p>cathy</text:p>
          </table:table-cell>
          <table:table-cell office:value-type="string">
            <text:p>96 Avenue de la Libération</text:p>
          </table:table-cell>
          <table:table-cell table:style-name="ce8" office:value-type="string">
            <text:p>logement 4</text:p>
          </table:table-cell>
          <table:table-cell/>
          <table:table-cell table:style-name="ce9" office:value-type="string">
            <text:p>33380 </text:p>
          </table:table-cell>
          <table:table-cell table:style-name="ce4" office:value-type="string">
            <text:p>BIGANOS</text:p>
          </table:table-cell>
          <table:table-cell table:number-columns-repeated="2"/>
          <table:table-cell office:value-type="string">
            <text:p>La poste</text:p>
          </table:table-cell>
          <table:table-cell/>
          <table:table-cell table:number-columns-repeated="2" office:value-type="float" office:value="3663457072753">
            <text:p>3663457072753</text:p>
          </table:table-cell>
          <table:table-cell office:value-type="string">
            <text:p>Bague Rond Etoile Argent</text:p>
          </table:table-cell>
          <table:table-cell table:style-name="ce10" office:value-type="string">
            <text:p>56 au 6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{"customization":[{"Face":"recto","Textes":[{"Police":"Pinyon Script","Texte":"Nini"}]}]}</text:p>
          </table:table-cell>
          <table:table-cell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5"/>
          <table:table-cell table:number-columns-repeated="6"/>
          <table:table-cell table:style-name="Default" table:number-columns-repeated="2"/>
          <table:table-cell table:style-name="ce5"/>
          <table:table-cell table:number-columns-repeated="100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style-name="ce5"/>
          <table:table-cell table:number-columns-repeated="100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style-name="ce5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4472c4" style:border-line-width-bottom="0.035cm 0.035cm 0.035cm" style:diagonal-bl-tr="none" style:diagonal-tl-br="none" fo:border-left="none" fo:border-right="none" style:rotation-align="none" fo:border-top="0.035cm solid #4472c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29/04/2019</text:date>, <text:time>17.16.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s_5f_28022018" style:display-name="PageStyle_orders_2802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9T17:16:38.95</dc:date>
    <meta:document-statistic meta:table-count="1" meta:cell-count="283" meta:object-count="0"/>
    <meta:generator>OpenOffice/4.1.4$Win32 OpenOffice.org_project/414m5$Build-9788</meta:generator>
  </office:meta>
</office:document-meta>
</file>